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inherit" svg:font-family="inherit"/>
    <style:font-face style:name="Times new roman" svg:font-family="'Times new roman'" style:font-family-generic="roman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22222" style:font-name="Bitstream Charter" fo:font-size="18pt" fo:letter-spacing="normal" fo:font-style="normal" fo:font-weight="normal" style:font-size-asian="18pt" style:font-weight-asian="normal" style:font-size-complex="18pt" style:font-weight-complex="normal"/>
    </style:style>
    <style:style style:name="P2" style:family="paragraph" style:parent-style-name="Standard">
      <style:text-properties officeooo:paragraph-rsid="001597bc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Bitstream Charter" fo:font-size="18pt" fo:letter-spacing="normal" fo:font-style="normal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Bitstream Charter" fo:font-size="18pt" fo:letter-spacing="normal" fo:font-style="normal" fo:font-weight="normal" officeooo:paragraph-rsid="000f00ce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Bitstream Charter" fo:font-size="18pt" fo:letter-spacing="normal" fo:font-style="normal" fo:font-weight="normal" officeooo:paragraph-rsid="0016f119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582a7"/>
    </style:style>
    <style:style style:name="P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0f00ce"/>
    </style:style>
    <style:style style:name="P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131780"/>
    </style:style>
    <style:style style:name="P1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157978"/>
    </style:style>
    <style:style style:name="P1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1597bc"/>
    </style:style>
    <style:style style:name="P1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rsid="000f00ce" officeooo:paragraph-rsid="000f00ce"/>
    </style:style>
    <style:style style:name="P1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style:text-underline-style="solid" style:text-underline-width="auto" style:text-underline-color="font-color" officeooo:paragraph-rsid="000f00ce"/>
    </style:style>
    <style:style style:name="P1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style:font-name="Bitstream Charter" fo:font-size="18pt" fo:letter-spacing="normal" fo:font-style="normal" fo:font-weight="normal" officeooo:paragraph-rsid="000f00ce" style:font-size-asian="18pt" style:font-weight-asian="normal" style:font-size-complex="18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style:font-name="Bitstream Charter" fo:font-size="18pt" fo:letter-spacing="normal" fo:font-style="normal" style:text-underline-style="none" fo:font-weight="normal" officeooo:paragraph-rsid="0010009e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style:font-name="Bitstream Charter" fo:font-size="18pt" fo:letter-spacing="normal" fo:font-style="normal" style:text-underline-style="none" fo:font-weight="normal" officeooo:paragraph-rsid="00131780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Bitstream Charter" fo:font-size="15pt" fo:letter-spacing="normal" fo:font-style="normal" fo:font-weight="normal" officeooo:rsid="001582a7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Bitstream Charter" fo:font-size="15pt" fo:letter-spacing="normal" fo:font-style="normal" fo:font-weight="normal" officeooo:rsid="001582a7" officeooo:paragraph-rsid="001a974b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Bitstream Charter" fo:font-size="18pt" fo:letter-spacing="normal" fo:font-style="normal" fo:font-weight="normal" officeooo:paragraph-rsid="0023f99c" style:font-size-asian="18pt" style:font-weight-asian="normal" style:font-size-complex="18pt" style:font-weight-complex="normal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a974b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eb80a"/>
    </style:style>
    <style:style style:name="P2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539c5c"/>
    </style:style>
    <style:style style:name="P2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style:font-name="Bitstream Charter" fo:font-size="15pt" fo:letter-spacing="normal" fo:font-style="normal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style:font-name="Bitstream Charter" fo:font-size="15pt" fo:letter-spacing="normal" fo:font-style="normal" style:text-underline-style="solid" style:text-underline-width="auto" style:text-underline-color="font-color" fo:font-weight="normal" officeooo:paragraph-rsid="00131780" style:font-size-asian="15pt" style:font-weight-asian="normal" style:font-size-complex="15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style:font-name="Bitstream Charter" fo:font-size="15pt" fo:letter-spacing="normal" fo:font-style="normal" style:text-underline-style="solid" style:text-underline-width="auto" style:text-underline-color="font-color" fo:font-weight="normal" officeooo:paragraph-rsid="000f00ce" style:font-size-asian="15pt" style:font-weight-asian="normal" style:font-size-complex="15pt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style:font-name="Bitstream Charter" fo:font-size="15pt" fo:letter-spacing="normal" fo:font-style="normal" style:text-underline-style="solid" style:text-underline-width="auto" style:text-underline-color="font-color" fo:font-weight="normal" officeooo:paragraph-rsid="001a974b" style:font-size-asian="15pt" style:font-weight-asian="normal" style:font-size-complex="15pt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style:font-name="Bitstream Charter" fo:font-size="15pt" fo:letter-spacing="normal" fo:font-style="normal" fo:font-weight="normal" fo:background-color="#ffffff" style:font-size-asian="15pt" style:font-weight-asian="normal" style:font-size-complex="15pt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style:font-name="Bitstream Charter" fo:font-size="15pt" fo:letter-spacing="normal" fo:font-style="normal" fo:font-weight="normal" officeooo:paragraph-rsid="001a974b" fo:background-color="#ffffff" style:font-size-asian="15pt" style:font-weight-asian="normal" style:font-size-complex="15pt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style:font-name="Bitstream Charter" fo:font-size="15pt" fo:letter-spacing="normal" fo:font-style="normal" style:text-underline-style="none" fo:font-weight="normal" officeooo:paragraph-rsid="000f00ce" fo:background-color="#ffffff" style:font-size-asian="15pt" style:font-weight-asian="normal" style:font-size-complex="15pt" style:font-weight-complex="normal" loext:padding="0cm" loext:border="none"/>
    </style:style>
    <style:style style:name="P3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style:font-name="Bitstream Charter" fo:font-size="18pt" fo:letter-spacing="normal" fo:font-style="normal" fo:font-weight="normal" officeooo:paragraph-rsid="0023f99c" style:font-size-asian="18pt" style:font-weight-asian="normal" style:font-size-complex="18pt" style:font-weight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style:font-name="Bitstream Charter" fo:font-size="18pt" fo:letter-spacing="normal" fo:font-style="normal" style:text-underline-style="none" fo:font-weight="normal" officeooo:paragraph-rsid="0040cb95" style:font-size-asian="18pt" style:font-weight-asian="normal" style:font-size-complex="18pt" style:font-weight-complex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18d6ae"/>
    </style:style>
    <style:style style:name="P3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23f99c"/>
    </style:style>
    <style:style style:name="P3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2cec3b"/>
    </style:style>
    <style:style style:name="P3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347220"/>
    </style:style>
    <style:style style:name="P3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3ca7df"/>
    </style:style>
    <style:style style:name="P3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4467b9"/>
    </style:style>
    <style:style style:name="P38" style:family="paragraph" style:parent-style-name="Standard">
      <style:text-properties fo:font-variant="normal" fo:text-transform="none" fo:color="#000000" style:font-name="Bitstream Charter" fo:font-size="15pt" fo:letter-spacing="normal" fo:font-style="normal" style:text-underline-style="none" fo:font-weight="normal" officeooo:rsid="001582a7" officeooo:paragraph-rsid="001582a7" fo:background-color="#ffffff" style:font-size-asian="15pt" style:font-weight-asian="normal" style:font-size-complex="15pt" style:font-weight-complex="normal" loext:padding="0cm" loext:border="none"/>
    </style:style>
    <style:style style:name="P39" style:family="paragraph" style:parent-style-name="Standard">
      <style:text-properties fo:font-variant="normal" fo:text-transform="none" fo:color="#000000" style:font-name="Bitstream Charter" fo:font-size="15pt" fo:letter-spacing="normal" fo:font-style="normal" style:text-underline-style="none" fo:font-weight="normal" officeooo:rsid="001582a7" officeooo:paragraph-rsid="002cec3b" fo:background-color="#ffffff" style:font-size-asian="15pt" style:font-weight-asian="normal" style:font-size-complex="15pt" style:font-weight-complex="normal" loext:padding="0cm" loext:border="none"/>
    </style:style>
    <style:style style:name="P40" style:family="paragraph" style:parent-style-name="Standard">
      <style:text-properties fo:font-variant="normal" fo:text-transform="none" fo:color="#222222" style:font-name="Bitstream Charter" fo:font-size="15pt" fo:letter-spacing="normal" fo:font-style="normal" style:text-underline-style="solid" style:text-underline-width="auto" style:text-underline-color="font-color" fo:font-weight="normal" officeooo:rsid="00157978" officeooo:paragraph-rsid="001597bc" style:font-size-asian="15pt" style:font-weight-asian="normal" style:font-size-complex="15pt" style:font-weight-complex="normal"/>
    </style:style>
    <style:style style:name="P41" style:family="paragraph" style:parent-style-name="Standard">
      <style:text-properties fo:font-variant="normal" fo:text-transform="none" fo:color="#222222" style:font-name="Bitstream Charter" fo:font-size="15pt" fo:letter-spacing="normal" fo:font-style="normal" style:text-underline-style="solid" style:text-underline-width="auto" style:text-underline-color="font-color" fo:font-weight="normal" officeooo:rsid="00157978" officeooo:paragraph-rsid="001a974b" style:font-size-asian="15pt" style:font-weight-asian="normal" style:font-size-complex="15pt" style:font-weight-complex="normal"/>
    </style:style>
    <style:style style:name="P42" style:family="paragraph" style:parent-style-name="Standard">
      <style:text-properties style:font-name="Times new roman" fo:font-size="15pt" officeooo:paragraph-rsid="001597bc" style:font-size-asian="15pt" style:font-size-complex="15pt"/>
    </style:style>
    <style:style style:name="P43" style:family="paragraph" style:parent-style-name="Standard">
      <style:text-properties officeooo:paragraph-rsid="002eb80a"/>
    </style:style>
    <style:style style:name="P44" style:family="paragraph" style:parent-style-name="Standard">
      <style:text-properties officeooo:paragraph-rsid="00347220"/>
    </style:style>
    <style:style style:name="P45" style:family="paragraph" style:parent-style-name="Standard">
      <style:text-properties fo:color="#000000" fo:font-size="15pt" style:text-underline-style="none" officeooo:rsid="006c0973" officeooo:paragraph-rsid="006c0973" style:font-size-asian="15pt" style:font-size-complex="15pt"/>
    </style:style>
    <style:style style:name="P46" style:family="paragraph" style:parent-style-name="Standard">
      <style:text-properties officeooo:rsid="007ab005" officeooo:paragraph-rsid="007ab005"/>
    </style:style>
    <style:style style:name="P47" style:family="paragraph" style:parent-style-name="Standard">
      <style:text-properties style:font-name="Bitstream Charter" fo:font-size="15pt" style:text-underline-style="solid" style:text-underline-width="auto" style:text-underline-color="font-color" officeooo:rsid="00810e9b" officeooo:paragraph-rsid="00810e9b" style:font-size-asian="15pt" style:font-size-complex="15pt"/>
    </style:style>
    <style:style style:name="P48" style:family="paragraph" style:parent-style-name="Standard">
      <style:text-properties style:font-name="Bitstream Charter" fo:font-size="15pt" style:text-underline-style="solid" style:text-underline-width="auto" style:text-underline-color="font-color" officeooo:rsid="0083da24" officeooo:paragraph-rsid="0083da24" style:font-size-asian="15pt" style:font-size-complex="15pt"/>
    </style:style>
    <style:style style:name="P49" style:family="paragraph" style:parent-style-name="Standard">
      <style:text-properties style:font-name="Bitstream Charter" fo:font-size="15pt" style:text-underline-style="none" officeooo:rsid="0083da24" officeooo:paragraph-rsid="0083da24" style:font-size-asian="15pt" style:font-size-complex="15pt"/>
    </style:style>
    <style:style style:name="P50" style:family="paragraph" style:parent-style-name="Standard">
      <style:paragraph-properties fo:line-height="100%"/>
      <style:text-properties style:font-name="Bitstream Charter" fo:font-size="15pt" style:text-underline-style="none" officeooo:rsid="0083da24" officeooo:paragraph-rsid="0092b0b5" style:font-size-asian="15pt" style:font-size-complex="15pt"/>
    </style:style>
    <style:style style:name="P51" style:family="paragraph" style:parent-style-name="Standard">
      <style:paragraph-properties fo:line-height="100%"/>
      <style:text-properties style:text-underline-style="none" officeooo:rsid="009ec5e8" officeooo:paragraph-rsid="009ec5e8"/>
    </style:style>
    <style:style style:name="P52" style:family="paragraph" style:parent-style-name="Standard">
      <style:paragraph-properties fo:line-height="100%"/>
      <style:text-properties officeooo:rsid="0072c346" officeooo:paragraph-rsid="009ec5e8"/>
    </style:style>
    <style:style style:name="P5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4" style:family="paragraph" style:parent-style-name="Standard">
      <style:text-properties fo:font-size="24pt" style:font-size-asian="24pt" style:font-size-complex="24pt"/>
    </style:style>
    <style:style style:name="P55" style:family="paragraph" style:parent-style-name="Standard">
      <style:text-properties fo:font-size="20pt" style:font-size-asian="20pt" style:font-size-complex="20pt"/>
    </style:style>
    <style:style style:name="P56" style:family="paragraph" style:parent-style-name="Standard">
      <style:paragraph-properties fo:line-height="100%"/>
      <style:text-properties officeooo:rsid="00b5a177" officeooo:paragraph-rsid="00b5a177"/>
    </style:style>
    <style:style style:name="P57" style:family="paragraph" style:parent-style-name="Text_20_body">
      <style:paragraph-properties fo:line-height="100%"/>
      <style:text-properties style:text-underline-style="none" officeooo:rsid="0061b5b2" officeooo:paragraph-rsid="0072c346"/>
    </style:style>
    <style:style style:name="P58" style:family="paragraph" style:parent-style-name="Text_20_body">
      <style:paragraph-properties fo:line-height="100%"/>
      <style:text-properties style:text-underline-style="none" officeooo:rsid="0061b5b2" officeooo:paragraph-rsid="00702d42"/>
    </style:style>
    <style:style style:name="P59" style:family="paragraph" style:parent-style-name="Text_20_body">
      <style:paragraph-properties fo:line-height="100%"/>
      <style:text-properties style:text-underline-style="none" officeooo:rsid="0061b5b2" officeooo:paragraph-rsid="00810e9b"/>
    </style:style>
    <style:style style:name="P60" style:family="paragraph" style:parent-style-name="Text_20_body">
      <style:paragraph-properties fo:line-height="100%"/>
      <style:text-properties style:text-underline-style="none" officeooo:paragraph-rsid="006c0973"/>
    </style:style>
    <style:style style:name="P61" style:family="paragraph" style:parent-style-name="Text_20_body">
      <style:paragraph-properties fo:line-height="100%"/>
      <style:text-properties style:text-underline-style="none" officeooo:rsid="00a862fd" officeooo:paragraph-rsid="00a862fd"/>
    </style:style>
    <style:style style:name="P62" style:family="paragraph" style:parent-style-name="Text_20_body">
      <style:paragraph-properties fo:line-height="100%"/>
      <style:text-properties fo:font-size="15pt" style:text-underline-style="none" officeooo:rsid="0065be82" officeooo:paragraph-rsid="0065be82" style:font-size-asian="15pt" style:font-size-complex="15pt"/>
    </style:style>
    <style:style style:name="P63" style:family="paragraph" style:parent-style-name="Text_20_body">
      <style:text-properties officeooo:paragraph-rsid="0061b5b2"/>
    </style:style>
    <style:style style:name="P64" style:family="paragraph" style:parent-style-name="Text_20_body">
      <style:paragraph-properties fo:line-height="100%"/>
      <style:text-properties officeooo:rsid="0061b5b2" officeooo:paragraph-rsid="0061b5b2"/>
    </style:style>
    <style:style style:name="P65" style:family="paragraph" style:parent-style-name="Text_20_body">
      <style:paragraph-properties fo:line-height="100%"/>
      <style:text-properties officeooo:rsid="0061b5b2" officeooo:paragraph-rsid="006c0973"/>
    </style:style>
    <style:style style:name="P66" style:family="paragraph" style:parent-style-name="Text_20_body">
      <style:paragraph-properties fo:line-height="100%"/>
      <style:text-properties officeooo:paragraph-rsid="006c0973"/>
    </style:style>
    <style:style style:name="P67" style:family="paragraph" style:parent-style-name="Text_20_body">
      <style:paragraph-properties fo:line-height="100%"/>
      <style:text-properties officeooo:paragraph-rsid="0072c346"/>
    </style:style>
    <style:style style:name="P68" style:family="paragraph" style:parent-style-name="Text_20_body">
      <style:paragraph-properties fo:line-height="100%"/>
      <style:text-properties style:text-underline-style="solid" style:text-underline-width="auto" style:text-underline-color="font-color" officeooo:rsid="0061b5b2" officeooo:paragraph-rsid="006c0973"/>
    </style:style>
    <style:style style:name="P69" style:family="paragraph" style:parent-style-name="Text_20_body">
      <style:paragraph-properties fo:line-height="100%"/>
      <style:text-properties officeooo:rsid="006c0973" officeooo:paragraph-rsid="006c0973"/>
    </style:style>
    <style:style style:name="P70" style:family="paragraph" style:parent-style-name="Text_20_body">
      <style:paragraph-properties fo:line-height="100%"/>
      <style:text-properties officeooo:rsid="00702d42" officeooo:paragraph-rsid="00702d42"/>
    </style:style>
    <style:style style:name="P71" style:family="paragraph" style:parent-style-name="Text_20_body">
      <style:paragraph-properties fo:line-height="100%"/>
      <style:text-properties officeooo:rsid="0072c346" officeooo:paragraph-rsid="0072c346"/>
    </style:style>
    <style:style style:name="P72" style:family="paragraph" style:parent-style-name="Text_20_body">
      <style:paragraph-properties fo:line-height="100%"/>
      <style:text-properties officeooo:rsid="009ec5e8" officeooo:paragraph-rsid="009ec5e8"/>
    </style:style>
    <style:style style:name="P73" style:family="paragraph" style:parent-style-name="Text_20_body">
      <style:paragraph-properties fo:line-height="100%"/>
      <style:text-properties officeooo:rsid="00a2c4d6" officeooo:paragraph-rsid="00a2c4d6"/>
    </style:style>
    <style:style style:name="P74" style:family="paragraph" style:parent-style-name="Text_20_body">
      <style:paragraph-properties fo:line-height="100%"/>
      <style:text-properties officeooo:rsid="00a862fd" officeooo:paragraph-rsid="00a862fd"/>
    </style:style>
    <style:style style:name="P75" style:family="paragraph" style:parent-style-name="Heading_20_3">
      <style:paragraph-properties fo:line-height="100%"/>
      <style:text-properties officeooo:rsid="009ec5e8" officeooo:paragraph-rsid="00a53c80"/>
    </style:style>
    <style:style style:name="P76" style:family="paragraph" style:parent-style-name="Heading_20_3">
      <style:paragraph-properties fo:line-height="100%"/>
      <style:text-properties style:text-underline-style="none" officeooo:rsid="009ec5e8" officeooo:paragraph-rsid="00a862fd"/>
    </style:style>
    <style:style style:name="T1" style:family="text">
      <style:text-properties fo:font-variant="normal" fo:text-transform="none" fo:color="#222222" style:font-name="Bitstream Charter" fo:font-size="15pt" fo:letter-spacing="normal" fo:font-style="normal" fo:font-weight="normal" style:font-size-asian="15pt" style:font-weight-asian="normal" style:font-size-complex="15pt" style:font-weight-complex="normal"/>
    </style:style>
    <style:style style:name="T2" style:family="text">
      <style:text-properties fo:font-variant="normal" fo:text-transform="none" fo:color="#222222" style:font-name="Bitstream Charter" fo:font-size="15pt" fo:letter-spacing="normal" fo:font-style="normal" fo:font-weight="normal" fo:background-color="#ffffff" loext:char-shading-value="0" style:font-size-asian="15pt" style:font-weight-asian="normal" style:font-size-complex="15pt" style:font-weight-complex="normal"/>
    </style:style>
    <style:style style:name="T3" style:family="text">
      <style:text-properties fo:font-variant="normal" fo:text-transform="none" fo:color="#222222" style:font-name="Bitstream Charter" fo:font-size="15pt" fo:letter-spacing="normal" fo:font-style="normal" style:text-underline-style="none" fo:font-weight="normal" style:font-size-asian="15pt" style:font-weight-asian="normal" style:font-size-complex="15pt" style:font-weight-complex="normal"/>
    </style:style>
    <style:style style:name="T4" style:family="text">
      <style:text-properties fo:font-variant="normal" fo:text-transform="none" fo:color="#222222" style:font-name="Bitstream Charter" fo:font-size="15pt" fo:letter-spacing="normal" fo:font-style="normal" style:text-underline-style="none" fo:font-weight="normal" style:font-size-asian="15pt" style:font-weight-asian="normal" style:font-size-complex="15pt" style:font-weight-complex="normal" loext:padding="0cm" loext:border="none"/>
    </style:style>
    <style:style style:name="T5" style:family="text">
      <style:text-properties fo:font-variant="normal" fo:text-transform="none" fo:color="#222222" style:font-name="Bitstream Charter" fo:font-size="15pt" fo:letter-spacing="normal" fo:font-style="normal" style:text-underline-style="none" fo:font-weight="normal" fo:background-color="#ffffff" loext:char-shading-value="0" style:font-size-asian="15pt" style:font-weight-asian="normal" style:font-size-complex="15pt" style:font-weight-complex="normal"/>
    </style:style>
    <style:style style:name="T6" style:family="text">
      <style:text-properties fo:font-variant="normal" fo:text-transform="none" fo:color="#222222" style:font-name="Bitstream Charter" fo:font-size="15pt" fo:letter-spacing="normal" fo:font-style="normal" style:text-underline-style="none" fo:font-weight="normal" fo:background-color="#ffffff" loext:char-shading-value="0" style:font-size-asian="15pt" style:font-weight-asian="normal" style:font-size-complex="15pt" style:font-weight-complex="normal" loext:padding="0cm" loext:border="none"/>
    </style:style>
    <style:style style:name="T7" style:family="text">
      <style:text-properties fo:font-variant="normal" fo:text-transform="none" fo:color="#222222" style:font-name="Bitstream Charter" fo:font-size="15pt" fo:letter-spacing="normal" fo:font-style="normal" style:text-underline-style="none" fo:font-weight="normal" officeooo:rsid="000f00ce" fo:background-color="#ffffff" loext:char-shading-value="0" style:font-size-asian="15pt" style:font-weight-asian="normal" style:font-size-complex="15pt" style:font-weight-complex="normal" loext:padding="0cm" loext:border="none"/>
    </style:style>
    <style:style style:name="T8" style:family="text">
      <style:text-properties fo:font-variant="normal" fo:text-transform="none" fo:color="#222222" style:font-name="Bitstream Charter" fo:font-size="15pt" fo:letter-spacing="normal" fo:font-style="normal" style:text-underline-style="none" fo:font-weight="normal" officeooo:rsid="001582a7" fo:background-color="#ffffff" loext:char-shading-value="0" style:font-size-asian="15pt" style:font-weight-asian="normal" style:font-size-complex="15pt" style:font-weight-complex="normal" loext:padding="0cm" loext:border="none"/>
    </style:style>
    <style:style style:name="T9" style:family="text">
      <style:text-properties fo:font-variant="normal" fo:text-transform="none" fo:color="#222222" style:font-name="Bitstream Charter" fo:font-size="15pt" fo:letter-spacing="normal" fo:font-style="normal" style:text-underline-style="none" fo:font-weight="normal" officeooo:rsid="00157978" fo:background-color="#ffffff" loext:char-shading-value="0" style:font-size-asian="15pt" style:font-weight-asian="normal" style:font-size-complex="15pt" style:font-weight-complex="normal" loext:padding="0cm" loext:border="none"/>
    </style:style>
    <style:style style:name="T10" style:family="text">
      <style:text-properties fo:font-variant="normal" fo:text-transform="none" fo:color="#222222" style:font-name="Bitstream Charter" fo:font-size="15pt" fo:letter-spacing="normal" fo:font-style="normal" style:text-underline-style="none" fo:font-weight="normal" officeooo:rsid="001597bc" fo:background-color="#ffffff" loext:char-shading-value="0" style:font-size-asian="15pt" style:font-weight-asian="normal" style:font-size-complex="15pt" style:font-weight-complex="normal" loext:padding="0cm" loext:border="none"/>
    </style:style>
    <style:style style:name="T11" style:family="text">
      <style:text-properties fo:font-variant="normal" fo:text-transform="none" fo:color="#222222" style:font-name="Bitstream Charter" fo:font-size="15pt" fo:letter-spacing="normal" fo:font-style="normal" style:text-underline-style="none" fo:font-weight="normal" officeooo:rsid="0023f99c" fo:background-color="#ffffff" loext:char-shading-value="0" style:font-size-asian="15pt" style:font-weight-asian="normal" style:font-size-complex="15pt" style:font-weight-complex="normal" loext:padding="0cm" loext:border="none"/>
    </style:style>
    <style:style style:name="T12" style:family="text">
      <style:text-properties fo:font-variant="normal" fo:text-transform="none" fo:color="#222222" style:font-name="Bitstream Charter" fo:font-size="15pt" fo:letter-spacing="normal" fo:font-style="normal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13" style:family="text">
      <style:text-properties fo:font-variant="normal" fo:text-transform="none" fo:color="#222222" style:font-name="Bitstream Charter" fo:font-size="15pt" fo:letter-spacing="normal" fo:font-style="normal" style:text-underline-style="solid" style:text-underline-width="auto" style:text-underline-color="font-color" fo:font-weight="normal" officeooo:rsid="00157978" style:font-size-asian="15pt" style:font-weight-asian="normal" style:font-size-complex="15pt" style:font-weight-complex="normal"/>
    </style:style>
    <style:style style:name="T14" style:family="text">
      <style:text-properties fo:font-variant="normal" fo:text-transform="none" fo:color="#222222" style:font-name="Bitstream Charter" fo:font-size="15pt" fo:letter-spacing="normal" fo:font-style="normal" style:text-underline-style="solid" style:text-underline-width="auto" style:text-underline-color="font-color" fo:font-weight="normal" officeooo:rsid="001597bc" style:font-size-asian="15pt" style:font-weight-asian="normal" style:font-size-complex="15pt" style:font-weight-complex="normal"/>
    </style:style>
    <style:style style:name="T15" style:family="text">
      <style:text-properties fo:font-variant="normal" fo:text-transform="none" fo:color="#222222" style:font-name="Bitstream Charter" fo:font-size="15pt" fo:letter-spacing="normal" style:text-underline-style="none" fo:font-weight="normal" style:font-size-asian="15pt" style:font-weight-asian="normal" style:font-size-complex="15pt" style:font-weight-complex="normal"/>
    </style:style>
    <style:style style:name="T16" style:family="text">
      <style:text-properties fo:font-variant="normal" fo:text-transform="none" fo:color="#222222" style:font-name="Bitstream Charter" fo:letter-spacing="normal" fo:font-style="normal" fo:font-weight="normal" style:font-weight-asian="normal" style:font-weight-complex="normal"/>
    </style:style>
    <style:style style:name="T17" style:family="text">
      <style:text-properties fo:font-variant="normal" fo:text-transform="none" fo:color="#222222" style:font-name="Bitstream Charter" fo:font-size="15pt" fo:letter-spacing="normal" fo:font-style="normal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18" style:family="text">
      <style:text-properties fo:font-variant="normal" fo:text-transform="none" fo:color="#222222" fo:letter-spacing="normal" fo:font-style="normal" fo:font-weight="normal" style:font-weight-asian="normal" style:font-weight-complex="normal"/>
    </style:style>
    <style:style style:name="T19" style:family="text">
      <style:text-properties fo:font-variant="normal" fo:text-transform="none" fo:color="#000000" style:font-name="Bitstream Charter" fo:font-size="15pt" fo:letter-spacing="normal" fo:font-style="normal" style:text-underline-style="none" fo:font-weight="normal" fo:background-color="#ffffff" loext:char-shading-value="0" style:font-size-asian="15pt" style:font-weight-asian="normal" style:font-size-complex="15pt" style:font-weight-complex="normal" loext:padding="0cm" loext:border="none"/>
    </style:style>
    <style:style style:name="T20" style:family="text">
      <style:text-properties fo:font-variant="normal" fo:text-transform="none" fo:color="#000000" style:font-name="Bitstream Charter" fo:font-size="15pt" fo:letter-spacing="normal" fo:font-style="normal" style:text-underline-style="none" fo:font-weight="normal" officeooo:rsid="0028a09d" fo:background-color="#ffffff" loext:char-shading-value="0" style:font-size-asian="15pt" style:font-weight-asian="normal" style:font-size-complex="15pt" style:font-weight-complex="normal" loext:padding="0cm" loext:border="none"/>
    </style:style>
    <style:style style:name="T21" style:family="text">
      <style:text-properties fo:font-variant="normal" fo:text-transform="none" fo:color="#000000" style:font-name="Bitstream Charter" fo:font-size="15pt" fo:letter-spacing="normal" fo:font-style="normal" style:text-underline-style="none" fo:font-weight="normal" style:font-size-asian="15pt" style:font-weight-asian="normal" style:font-size-complex="15pt" style:font-weight-complex="normal" loext:padding="0cm" loext:border="none"/>
    </style:style>
    <style:style style:name="T22" style:family="text">
      <style:text-properties fo:font-variant="normal" fo:text-transform="none" fo:color="#000000" style:font-name="Bitstream Charter" fo:font-size="22pt" fo:letter-spacing="normal" fo:font-style="normal" style:text-underline-style="none" fo:font-weight="normal" style:font-size-asian="22pt" style:font-weight-asian="normal" style:font-size-complex="22pt" style:font-weight-complex="normal" loext:padding="0cm" loext:border="none"/>
    </style:style>
    <style:style style:name="T23" style:family="text">
      <style:text-properties fo:font-variant="normal" fo:text-transform="none" fo:color="#000000" style:font-name="Bitstream Charter" fo:font-size="22pt" fo:letter-spacing="normal" fo:font-style="normal" style:text-underline-style="none" fo:font-weight="normal" officeooo:rsid="00539c5c" style:font-size-asian="22pt" style:font-weight-asian="normal" style:font-size-complex="22pt" style:font-weight-complex="normal" loext:padding="0cm" loext:border="none"/>
    </style:style>
    <style:style style:name="T24" style:family="text">
      <style:text-properties fo:font-variant="normal" fo:text-transform="none" fo:color="#000000" style:text-line-through-style="none" style:text-line-through-type="none" style:font-name="Bitstream Charter" fo:font-size="15pt" fo:letter-spacing="normal" fo:font-style="normal" style:text-underline-style="none" fo:font-weight="normal" officeooo:rsid="001597bc" style:text-blinking="false" style:font-size-asian="15pt" style:font-weight-asian="normal" style:font-size-complex="15pt" style:font-weight-complex="normal" loext:padding="0cm" loext:border="none"/>
    </style:style>
    <style:style style:name="T25" style:family="text">
      <style:text-properties fo:font-variant="normal" fo:text-transform="none" fo:color="#000000" style:text-line-through-style="none" style:text-line-through-type="none" style:font-name="Bitstream Charter" fo:font-size="15pt" fo:letter-spacing="normal" fo:font-style="normal" style:text-underline-style="none" fo:font-weight="normal" officeooo:rsid="00157978" style:text-blinking="false" style:font-size-asian="15pt" style:font-weight-asian="normal" style:font-size-complex="15pt" style:font-weight-complex="normal" loext:padding="0cm" loext:border="none"/>
    </style:style>
    <style:style style:name="T26" style:family="text">
      <style:text-properties fo:font-variant="normal" fo:text-transform="none" fo:color="#000000" style:font-name="helvetica neue" fo:font-size="15pt" fo:letter-spacing="normal" fo:font-style="normal" style:text-underline-style="solid" style:text-underline-width="auto" style:text-underline-color="font-color" fo:font-weight="normal" style:font-size-asian="15pt" style:font-weight-asian="normal" style:font-size-complex="15pt" style:font-weight-complex="normal" loext:padding="0cm" loext:border="none"/>
    </style:style>
    <style:style style:name="T27" style:family="text">
      <style:text-properties fo:font-variant="normal" fo:text-transform="none" fo:color="#000000" style:font-name="helvetica neue" fo:font-size="14pt" fo:letter-spacing="normal" fo:font-style="normal" fo:font-weight="normal" officeooo:rsid="007ab005" style:font-size-asian="14pt" style:font-weight-asian="normal" style:font-size-complex="14pt" style:font-weight-complex="normal" loext:padding="0cm" loext:border="none"/>
    </style:style>
    <style:style style:name="T28" style:family="text">
      <style:text-properties fo:font-variant="normal" fo:text-transform="none" fo:color="#000000" style:font-name="helvetica neue" fo:font-size="14pt" fo:letter-spacing="normal" fo:font-style="normal" fo:font-weight="normal" officeooo:rsid="00a53c80" style:font-size-asian="14pt" style:font-weight-asian="normal" style:font-size-complex="14pt" style:font-weight-complex="normal" loext:padding="0cm" loext:border="none"/>
    </style:style>
    <style:style style:name="T29" style:family="text">
      <style:text-properties fo:font-variant="normal" fo:text-transform="none" fo:color="#000000" style:font-name="helvetica neue" fo:font-size="14pt" fo:letter-spacing="normal" fo:font-style="normal" fo:font-weight="normal" officeooo:rsid="00a862fd" style:font-size-asian="14pt" style:font-weight-asian="normal" style:font-size-complex="14pt" style:font-weight-complex="normal" loext:padding="0cm" loext:border="none"/>
    </style:style>
    <style:style style:name="T30" style:family="text">
      <style:text-properties fo:font-variant="normal" fo:text-transform="none" fo:color="#000000" style:font-name="helvetica neue" fo:font-size="14pt" fo:letter-spacing="normal" fo:font-style="normal" style:text-underline-style="none" fo:font-weight="normal" officeooo:rsid="006c0973" style:font-size-asian="14pt" style:font-weight-asian="normal" style:font-size-complex="14pt" style:font-weight-complex="normal" loext:padding="0cm" loext:border="none"/>
    </style:style>
    <style:style style:name="T31" style:family="text">
      <style:text-properties fo:font-variant="normal" fo:text-transform="none" fo:color="#000000" style:font-name="helvetica neue" fo:font-size="14pt" fo:letter-spacing="normal" fo:font-style="normal" style:text-underline-style="none" fo:font-weight="normal" style:font-size-asian="14pt" style:font-weight-asian="normal" style:font-size-complex="14pt" style:font-weight-complex="normal" loext:padding="0cm" loext:border="none"/>
    </style:style>
    <style:style style:name="T32" style:family="text">
      <style:text-properties fo:font-variant="normal" fo:text-transform="none" fo:color="#000000" style:font-name="helvetica neue" fo:font-size="14pt" fo:letter-spacing="normal" fo:font-style="normal" style:text-underline-style="none" fo:font-weight="normal" officeooo:rsid="007ab005" style:font-size-asian="14pt" style:font-weight-asian="normal" style:font-size-complex="14pt" style:font-weight-complex="normal" loext:padding="0cm" loext:border="none"/>
    </style:style>
    <style:style style:name="T33" style:family="text">
      <style:text-properties fo:font-variant="normal" fo:text-transform="none" fo:color="#000000" style:font-name="helvetica neue" fo:font-size="14pt" fo:letter-spacing="normal" fo:font-style="normal" style:text-underline-style="none" fo:font-weight="normal" officeooo:rsid="00a53c80" style:font-size-asian="14pt" style:font-weight-asian="normal" style:font-size-complex="14pt" style:font-weight-complex="normal" loext:padding="0cm" loext:border="none"/>
    </style:style>
    <style:style style:name="T34" style:family="text">
      <style:text-properties fo:font-variant="normal" fo:text-transform="none" fo:color="#000000" style:font-name="helvetica neue" fo:font-size="14pt" fo:letter-spacing="normal" fo:font-style="normal" style:text-underline-style="none" fo:font-weight="normal" officeooo:rsid="00c09de0" style:font-size-asian="14pt" style:font-weight-asian="normal" style:font-size-complex="14pt" style:font-weight-complex="normal" loext:padding="0cm" loext:border="none"/>
    </style:style>
    <style:style style:name="T35" style:family="text">
      <style:text-properties fo:font-variant="normal" fo:text-transform="none" fo:color="#000000" fo:letter-spacing="normal" fo:font-style="normal" fo:font-weight="normal" style:font-weight-asian="normal" style:font-weight-complex="normal" loext:padding="0cm" loext:border="none"/>
    </style:style>
    <style:style style:name="T36" style:family="text">
      <style:text-properties fo:font-variant="normal" fo:text-transform="none" fo:color="#000000" fo:letter-spacing="normal" fo:font-style="normal" fo:font-weight="normal" officeooo:rsid="006c0973" style:font-weight-asian="normal" style:font-weight-complex="normal" loext:padding="0cm" loext:border="none"/>
    </style:style>
    <style:style style:name="T37" style:family="text">
      <style:text-properties fo:font-variant="normal" fo:text-transform="none" fo:color="#000000" fo:letter-spacing="normal" fo:font-style="normal" fo:font-weight="normal" officeooo:rsid="0095c3c6" style:font-weight-asian="normal" style:font-weight-complex="normal" loext:padding="0cm" loext:border="none"/>
    </style:style>
    <style:style style:name="T38" style:family="text">
      <style:text-properties fo:color="#000000" style:font-name="Bitstream Charter" fo:font-size="15pt" fo:letter-spacing="normal" style:text-underline-style="none" fo:font-weight="normal" style:font-size-asian="15pt" style:font-weight-asian="normal" style:font-size-complex="15pt" style:font-weight-complex="normal"/>
    </style:style>
    <style:style style:name="T39" style:family="text">
      <style:text-properties fo:color="#000000" style:font-name="Bitstream Charter"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40" style:family="text">
      <style:text-properties fo:color="#000000" style:font-name="Bitstream Charter" fo:font-size="15pt" style:text-underline-style="solid" style:text-underline-width="auto" style:text-underline-color="font-color" fo:font-weight="normal" officeooo:rsid="005846cb" style:font-size-asian="15pt" style:font-weight-asian="normal" style:font-size-complex="15pt" style:font-weight-complex="normal"/>
    </style:style>
    <style:style style:name="T41" style:family="text">
      <style:text-properties fo:color="#000000" style:font-name="Bitstream Charter" fo:font-size="15pt" style:text-underline-style="solid" style:text-underline-width="auto" style:text-underline-color="font-color" fo:font-weight="normal" officeooo:rsid="006c0973" style:font-size-asian="15pt" style:font-weight-asian="normal" style:font-size-complex="15pt" style:font-weight-complex="normal"/>
    </style:style>
    <style:style style:name="T42" style:family="text">
      <style:text-properties fo:color="#000000" style:font-name="Bitstream Charter" fo:font-size="15pt" style:text-underline-style="solid" style:text-underline-width="auto" style:text-underline-color="font-color" fo:font-weight="normal" officeooo:rsid="009ec5e8" style:font-size-asian="15pt" style:font-weight-asian="normal" style:font-size-complex="15pt" style:font-weight-complex="normal"/>
    </style:style>
    <style:style style:name="T43" style:family="text">
      <style:text-properties fo:color="#000000" style:font-name="Bitstream Charter" fo:font-size="15pt" style:text-underline-style="solid" style:text-underline-width="auto" style:text-underline-color="font-color" fo:font-weight="normal" officeooo:rsid="00c09de0" style:font-size-asian="15pt" style:font-weight-asian="normal" style:font-size-complex="15pt" style:font-weight-complex="normal"/>
    </style:style>
    <style:style style:name="T44" style:family="text">
      <style:text-properties fo:color="#000000" style:font-name="Bitstream Charter" fo:font-size="15pt" fo:font-weight="normal" style:font-size-asian="15pt" style:font-weight-asian="normal" style:font-size-complex="15pt" style:font-weight-complex="normal"/>
    </style:style>
    <style:style style:name="T45" style:family="text">
      <style:text-properties fo:color="#000000" style:font-name="Bitstream Charter" fo:font-size="15pt" fo:font-weight="normal" officeooo:rsid="005846cb" style:font-size-asian="15pt" style:font-weight-asian="normal" style:font-size-complex="15pt" style:font-weight-complex="normal"/>
    </style:style>
    <style:style style:name="T46" style:family="text">
      <style:text-properties fo:color="#000000" style:font-name="Bitstream Charter" fo:font-size="15pt" fo:font-weight="normal" officeooo:rsid="006c0973" style:font-size-asian="15pt" style:font-weight-asian="normal" style:font-size-complex="15pt" style:font-weight-complex="normal"/>
    </style:style>
    <style:style style:name="T47" style:family="text">
      <style:text-properties fo:color="#000000" style:font-name="Bitstream Charter" fo:font-size="15pt" fo:font-weight="normal" officeooo:rsid="009ec5e8" style:font-size-asian="15pt" style:font-weight-asian="normal" style:font-size-complex="15pt" style:font-weight-complex="normal"/>
    </style:style>
    <style:style style:name="T48" style:family="text">
      <style:text-properties fo:color="#000000" style:font-name="Bitstream Charter" fo:font-size="15pt" fo:font-weight="normal" officeooo:rsid="00c09de0" style:font-size-asian="15pt" style:font-weight-asian="normal" style:font-size-complex="15pt" style:font-weight-complex="normal"/>
    </style:style>
    <style:style style:name="T49" style:family="text">
      <style:text-properties fo:color="#000000" style:font-name="Bitstream Charter" fo:font-size="15pt" style:text-underline-style="none" fo:font-weight="normal" style:font-size-asian="15pt" style:font-weight-asian="normal" style:font-size-complex="15pt" style:font-weight-complex="normal"/>
    </style:style>
    <style:style style:name="T50" style:family="text">
      <style:text-properties fo:color="#000000" style:font-name="Bitstream Charter" fo:font-size="15pt" style:text-underline-style="none" fo:font-weight="normal" officeooo:rsid="005846cb" style:font-size-asian="15pt" style:font-weight-asian="normal" style:font-size-complex="15pt" style:font-weight-complex="normal"/>
    </style:style>
    <style:style style:name="T51" style:family="text">
      <style:text-properties fo:color="#000000" style:font-name="Bitstream Charter" fo:font-size="15pt" style:text-underline-style="none" fo:font-weight="normal" officeooo:rsid="0065be82" style:font-size-asian="15pt" style:font-weight-asian="normal" style:font-size-complex="15pt" style:font-weight-complex="normal"/>
    </style:style>
    <style:style style:name="T52" style:family="text">
      <style:text-properties fo:color="#000000" style:font-name="Bitstream Charter" fo:font-size="15pt" style:text-underline-style="none" fo:font-weight="normal" officeooo:rsid="009ec5e8" style:font-size-asian="15pt" style:font-weight-asian="normal" style:font-size-complex="15pt" style:font-weight-complex="normal"/>
    </style:style>
    <style:style style:name="T53" style:family="text">
      <style:text-properties fo:color="#000000" style:font-name="Bitstream Charter" fo:font-size="22pt" style:text-underline-style="none" style:font-size-asian="22pt" style:font-size-complex="22pt"/>
    </style:style>
    <style:style style:name="T54" style:family="text">
      <style:text-properties fo:color="#000000" style:font-name="Bitstream Charter" fo:font-size="14pt" style:text-underline-style="solid" style:text-underline-width="auto" style:text-underline-color="font-color" fo:font-weight="normal" officeooo:rsid="006c0973" style:font-size-asian="14pt" style:font-weight-asian="normal" style:font-size-complex="14pt" style:font-weight-complex="normal"/>
    </style:style>
    <style:style style:name="T55" style:family="text">
      <style:text-properties fo:color="#000000" style:font-name="Bitstream Charter" fo:font-size="14pt" fo:font-weight="normal" officeooo:rsid="0065be82" style:font-size-asian="14pt" style:font-weight-asian="normal" style:font-size-complex="14pt" style:font-weight-complex="normal"/>
    </style:style>
    <style:style style:name="T56" style:family="text">
      <style:text-properties fo:color="#000000" style:font-name="Bitstream Charter" fo:font-weight="normal" style:font-weight-asian="normal" style:font-weight-complex="normal"/>
    </style:style>
    <style:style style:name="T57" style:family="text">
      <style:text-properties fo:color="#000000" style:font-name="Bitstream Charter" fo:font-weight="normal" officeooo:rsid="0065be82" style:font-weight-asian="normal" style:font-weight-complex="normal"/>
    </style:style>
    <style:style style:name="T58" style:family="text">
      <style:text-properties fo:color="#000000" fo:font-size="15pt" style:text-underline-style="none" style:font-size-asian="15pt" style:font-size-complex="15pt" loext:padding="0cm" loext:border="none"/>
    </style:style>
    <style:style style:name="T59" style:family="text">
      <style:text-properties fo:color="#000000" fo:font-size="15pt" style:text-underline-style="none" fo:background-color="#ffffff" loext:char-shading-value="0" style:font-size-asian="15pt" style:font-size-complex="15pt" loext:padding="0cm" loext:border="none"/>
    </style:style>
    <style:style style:name="T60" style:family="text">
      <style:text-properties fo:color="#000000" fo:font-size="15pt" style:text-underline-style="none" officeooo:rsid="000f00ce" fo:background-color="#ffffff" loext:char-shading-value="0" style:font-size-asian="15pt" style:font-size-complex="15pt" loext:padding="0cm" loext:border="none"/>
    </style:style>
    <style:style style:name="T61" style:family="text">
      <style:text-properties fo:color="#000000" fo:font-size="15pt" style:text-underline-style="none" officeooo:rsid="0023f99c" fo:background-color="#ffffff" loext:char-shading-value="0" style:font-size-asian="15pt" style:font-size-complex="15pt" loext:padding="0cm" loext:border="none"/>
    </style:style>
    <style:style style:name="T62" style:family="text">
      <style:text-properties fo:color="#000000" style:font-name="Bitstream Charter" fo:font-size="15pt" style:text-underline-style="none" fo:font-weight="normal" officeooo:rsid="0075485e" style:font-size-asian="15pt" style:font-weight-asian="normal" style:font-size-complex="15pt" style:font-weight-complex="normal"/>
    </style:style>
    <style:style style:name="T63" style:family="text">
      <style:text-properties fo:color="#000000" style:font-name="Bitstream Charter" fo:font-size="15pt" style:text-underline-style="none" fo:font-weight="normal" officeooo:rsid="009ec5e8" style:font-size-asian="15pt" style:font-weight-asian="normal" style:font-size-complex="15pt" style:font-weight-complex="normal"/>
    </style:style>
    <style:style style:name="T64" style:family="text">
      <style:text-properties fo:color="#000000" style:font-name="Bitstream Charter" fo:font-size="15pt" style:text-underline-style="none" fo:font-weight="normal" officeooo:rsid="006c0973" style:font-size-asian="15pt" style:font-weight-asian="normal" style:font-size-complex="15pt" style:font-weight-complex="normal"/>
    </style:style>
    <style:style style:name="T65" style:family="text">
      <style:text-properties fo:color="#000000" style:font-name="Bitstream Charter" fo:font-size="15pt" style:text-underline-style="none" fo:font-weight="normal" officeooo:rsid="0097e469" style:font-size-asian="15pt" style:font-weight-asian="normal" style:font-size-complex="15pt" style:font-weight-complex="normal"/>
    </style:style>
    <style:style style:name="T66" style:family="text">
      <style:text-properties fo:color="#000000" style:font-name="Bitstream Charter" fo:font-size="15pt" style:text-underline-style="solid" style:text-underline-width="auto" style:text-underline-color="font-color" fo:font-weight="normal" officeooo:rsid="006c0973" style:font-size-asian="15pt" style:font-weight-asian="normal" style:font-size-complex="15pt" style:font-weight-complex="normal"/>
    </style:style>
    <style:style style:name="T67" style:family="text">
      <style:text-properties fo:color="#000000" style:font-name="Bitstream Charter" fo:font-size="15pt" style:text-underline-style="solid" style:text-underline-width="auto" style:text-underline-color="font-color" fo:font-weight="normal" officeooo:rsid="0097e469" style:font-size-asian="15pt" style:font-weight-asian="normal" style:font-size-complex="15pt" style:font-weight-complex="normal"/>
    </style:style>
    <style:style style:name="T68" style:family="text">
      <style:text-properties fo:color="#000000" style:font-name="Bitstream Charter" fo:font-size="15pt" style:text-underline-style="solid" style:text-underline-width="auto" style:text-underline-color="font-color" fo:font-weight="normal" officeooo:rsid="009ec5e8" style:font-size-asian="15pt" style:font-weight-asian="normal" style:font-size-complex="15pt" style:font-weight-complex="normal"/>
    </style:style>
    <style:style style:name="T69" style:family="text">
      <style:text-properties fo:color="#000000" style:font-name="Bitstream Charter" fo:font-size="15pt" fo:font-weight="normal" style:font-size-asian="15pt" style:font-weight-asian="normal" style:font-size-complex="15pt" style:font-weight-complex="normal"/>
    </style:style>
    <style:style style:name="T70" style:family="text">
      <style:text-properties fo:color="#000000" style:font-name="Bitstream Charter" fo:font-size="15pt" fo:font-weight="normal" officeooo:rsid="006c0973" style:font-size-asian="15pt" style:font-weight-asian="normal" style:font-size-complex="15pt" style:font-weight-complex="normal"/>
    </style:style>
    <style:style style:name="T71" style:family="text">
      <style:text-properties fo:color="#000000" style:font-name="Bitstream Charter" fo:font-size="15pt" fo:font-weight="normal" officeooo:rsid="0072c346" style:font-size-asian="15pt" style:font-weight-asian="normal" style:font-size-complex="15pt" style:font-weight-complex="normal"/>
    </style:style>
    <style:style style:name="T72" style:family="text">
      <style:text-properties fo:color="#000000" style:font-name="Bitstream Charter" fo:font-size="15pt" fo:font-weight="normal" officeooo:rsid="00702d42" style:font-size-asian="15pt" style:font-weight-asian="normal" style:font-size-complex="15pt" style:font-weight-complex="normal"/>
    </style:style>
    <style:style style:name="T73" style:family="text">
      <style:text-properties fo:color="#000000" style:font-name="Bitstream Charter" fo:font-size="15pt" fo:font-weight="normal" officeooo:rsid="00810e9b" style:font-size-asian="15pt" style:font-weight-asian="normal" style:font-size-complex="15pt" style:font-weight-complex="normal"/>
    </style:style>
    <style:style style:name="T74" style:family="text">
      <style:text-properties fo:color="#000000" style:font-name="Bitstream Charter" fo:font-size="15pt" fo:font-weight="normal" officeooo:rsid="009ec5e8" style:font-size-asian="15pt" style:font-weight-asian="normal" style:font-size-complex="15pt" style:font-weight-complex="normal"/>
    </style:style>
    <style:style style:name="T75" style:family="text">
      <style:text-properties fo:color="#000000" style:font-name="Bitstream Charter" fo:font-size="15pt" fo:font-weight="normal" officeooo:rsid="0097e469" style:font-size-asian="15pt" style:font-weight-asian="normal" style:font-size-complex="15pt" style:font-weight-complex="normal"/>
    </style:style>
    <style:style style:name="T76" style:family="text">
      <style:text-properties fo:color="#000000" style:font-name="Bitstream Charter" fo:font-size="15pt" fo:font-weight="normal" officeooo:rsid="00c09de0" style:font-size-asian="15pt" style:font-weight-asian="normal" style:font-size-complex="15pt" style:font-weight-complex="normal"/>
    </style:style>
    <style:style style:name="T77" style:family="text">
      <style:text-properties style:font-name="Times new roman" fo:font-size="15pt" style:font-size-asian="15pt" style:font-size-complex="15pt"/>
    </style:style>
    <style:style style:name="T78" style:family="text">
      <style:text-properties fo:font-size="15pt" fo:background-color="#ffffff" loext:char-shading-value="0" style:font-size-asian="15pt" style:font-size-complex="15pt"/>
    </style:style>
    <style:style style:name="T79" style:family="text">
      <style:text-properties fo:font-size="15pt" officeooo:rsid="000f00ce" fo:background-color="#ffffff" loext:char-shading-value="0" style:font-size-asian="15pt" style:font-size-complex="15pt"/>
    </style:style>
    <style:style style:name="T80" style:family="text">
      <style:text-properties fo:font-size="15pt" officeooo:rsid="000f00ce" fo:background-color="#ffffff" loext:char-shading-value="0" style:font-size-asian="15pt" style:font-size-complex="15pt" loext:padding="0cm" loext:border="none"/>
    </style:style>
    <style:style style:name="T81" style:family="text">
      <style:text-properties fo:font-size="15pt" officeooo:rsid="0010009e" fo:background-color="#ffffff" loext:char-shading-value="0" style:font-size-asian="15pt" style:font-size-complex="15pt"/>
    </style:style>
    <style:style style:name="T82" style:family="text">
      <style:text-properties fo:font-size="15pt" officeooo:rsid="00131780" fo:background-color="#ffffff" loext:char-shading-value="0" style:font-size-asian="15pt" style:font-size-complex="15pt"/>
    </style:style>
    <style:style style:name="T83" style:family="text">
      <style:text-properties fo:font-size="15pt" officeooo:rsid="00131780" fo:background-color="#ffffff" loext:char-shading-value="0" style:font-size-asian="15pt" style:font-size-complex="15pt" loext:padding="0cm" loext:border="none"/>
    </style:style>
    <style:style style:name="T84" style:family="text">
      <style:text-properties fo:font-size="15pt" fo:background-color="#ffffff" loext:char-shading-value="0" style:font-size-asian="15pt" style:font-size-complex="15pt" loext:padding="0cm" loext:border="none"/>
    </style:style>
    <style:style style:name="T85" style:family="text">
      <style:text-properties fo:font-size="15pt" style:font-size-asian="15pt" style:font-size-complex="15pt"/>
    </style:style>
    <style:style style:name="T86" style:family="text">
      <style:text-properties fo:font-size="15pt" style:text-underline-style="none" style:font-size-asian="15pt" style:font-size-complex="15pt"/>
    </style:style>
    <style:style style:name="T87" style:family="text">
      <style:text-properties fo:font-size="15pt" style:text-underline-style="none" officeooo:rsid="00702d42" style:font-size-asian="15pt" style:font-size-complex="15pt"/>
    </style:style>
    <style:style style:name="T88" style:family="text">
      <style:text-properties fo:font-size="15pt" style:text-underline-style="none" fo:background-color="#ffffff" loext:char-shading-value="0" style:font-size-asian="15pt" style:font-size-complex="15pt"/>
    </style:style>
    <style:style style:name="T89" style:family="text">
      <style:text-properties fo:text-transform="uppercase" fo:color="#ffffff" style:text-line-through-style="none" style:text-line-through-type="none" style:font-name="inherit" fo:font-size="15pt" fo:letter-spacing="normal" fo:font-style="normal" style:text-underline-style="none" fo:font-weight="normal" style:text-blinking="false" fo:background-color="#10a54a" loext:char-shading-value="0" style:font-size-asian="15pt" style:font-weight-asian="normal" style:font-size-complex="15pt" style:font-weight-complex="normal" loext:padding="0cm" loext:border="none"/>
    </style:style>
    <style:style style:name="T90" style:family="text">
      <style:text-properties fo:font-size="24pt" officeooo:rsid="00adcbbe" style:font-size-asian="24pt" style:font-size-complex="24pt"/>
    </style:style>
    <style:style style:name="T91" style:family="text">
      <style:text-properties style:font-name="Bitstream Charter" fo:font-size="15pt" style:font-size-asian="15pt" style:font-size-complex="15pt"/>
    </style:style>
    <style:style style:name="T92" style:family="text">
      <style:text-properties style:font-name="Bitstream Charter" fo:font-size="15pt" officeooo:rsid="0097e469" style:font-size-asian="15pt" style:font-size-complex="15pt"/>
    </style:style>
    <style:style style:name="T93" style:family="text">
      <style:text-properties style:font-name="Bitstream Charter" fo:font-size="15pt" style:text-underline-style="solid" style:text-underline-width="auto" style:text-underline-color="font-color" style:font-size-asian="15pt" style:font-size-complex="15pt"/>
    </style:style>
    <style:style style:name="T94" style:family="text">
      <style:text-properties style:font-name="Bitstream Charter" fo:font-size="15pt" style:text-underline-style="solid" style:text-underline-width="auto" style:text-underline-color="font-color" officeooo:rsid="0097e469" style:font-size-asian="15pt" style:font-size-complex="15pt"/>
    </style:style>
    <style:style style:name="T95" style:family="text">
      <style:text-properties style:font-name="Bitstream Charter" fo:font-size="15pt" style:text-underline-style="none" style:font-size-asian="15pt" style:font-size-complex="15pt"/>
    </style:style>
    <style:style style:name="T96" style:family="text">
      <style:text-properties style:font-name="Bitstream Charter" fo:font-size="15pt" style:text-underline-style="none" officeooo:rsid="0097e469" style:font-size-asian="15pt" style:font-size-complex="15pt"/>
    </style:style>
    <style:style style:name="T97" style:family="text">
      <style:text-properties officeooo:rsid="001fac51"/>
    </style:style>
    <style:style style:name="T98" style:family="text">
      <style:text-properties officeooo:rsid="0023f99c"/>
    </style:style>
    <style:style style:name="T99" style:family="text">
      <style:text-properties officeooo:rsid="006c0973"/>
    </style:style>
    <style:style style:name="T100" style:family="text">
      <style:text-properties officeooo:rsid="00adcbbe"/>
    </style:style>
    <style:style style:name="T101" style:family="text">
      <style:text-properties fo:font-size="16pt" officeooo:rsid="00adcbbe" style:font-size-asian="16pt" style:font-size-complex="16pt"/>
    </style:style>
    <style:style style:name="T102" style:family="text">
      <style:text-properties fo:font-size="20pt" officeooo:rsid="00adcbbe" style:font-size-asian="20pt" style:font-size-complex="2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53"><text:s/><text:span text:style-name="T90">All model with their API..</text:span></text:p>
      <text:p text:style-name="P54"/>
      <text:p text:style-name="P55">Note model:</text:p>
      <text:p text:style-name="P1"/>
      <text:p text:style-name="P3">#get all note of user..</text:p>
      <text:p text:style-name="P6"><text:span text:style-name="T1">GET/</text:span><text:a xlink:type="simple" xlink:href="http://localhost:3000/explorer/#!/Note/Note_findById" text:style-name="Internet_20_link" text:visited-style-name="Visited_20_Internet_20_Link"><text:span text:style-name="T38">Note</text:span></text:a><text:span text:style-name="T15"> </text:span><text:span text:style-name="T1">:</text:span></text:p>
      <text:p text:style-name="P6"><text:span text:style-name="T1"><text:s/></text:span><text:a xlink:type="simple" xlink:href="http://localhost:3000/explorer/#!/Note/Note_find" text:style-name="Internet_20_link" text:visited-style-name="Visited_20_Internet_20_Link"><text:span text:style-name="T85">http://localhost:3000/explorer/#!/Note/Note_find</text:span></text:a><text:span text:style-name="T3">,</text:span></text:p>
      <text:p text:style-name="P17"/>
      <text:p text:style-name="P4">#<text:span text:style-name="T97">create</text:span> all note of user..</text:p>
      <text:p text:style-name="P9"><text:span text:style-name="T3">POST/</text:span><text:a xlink:type="simple" xlink:href="http://localhost:3000/explorer/#!/Note/Note_findById" text:style-name="Internet_20_link" text:visited-style-name="Visited_20_Internet_20_Link"><text:span text:style-name="T19">Note</text:span></text:a><text:span text:style-name="T3">:</text:span></text:p>
      <text:p text:style-name="P24">http://localhost:3000/explorer/#!/Note/Note_create,</text:p>
      <text:p text:style-name="P27"/>
      <text:p text:style-name="P14"><text:span text:style-name="T78">#get all note of user </text:span><text:span text:style-name="T79">by using notes id</text:span><text:span text:style-name="T78">..</text:span></text:p>
      <text:p text:style-name="P32"><text:span text:style-name="T2">GET</text:span><text:a xlink:type="simple" xlink:href="http://localhost:3000/explorer/#!/Note/Note_findById" text:style-name="Internet_20_link" text:visited-style-name="Visited_20_Internet_20_Link"><text:span text:style-name="T19">/Notes/{id}</text:span></text:a><text:span text:style-name="T1">: </text:span></text:p>
      <text:p text:style-name="P32"><text:a xlink:type="simple" xlink:href="http://localhost:3000/explorer/#!/Note/Note_findById" text:style-name="Internet_20_link" text:visited-style-name="Visited_20_Internet_20_Link"><text:span text:style-name="T85">http://localhost:3000/explorer/#!/Note/Note_findById</text:span></text:a><text:span text:style-name="T12">,</text:span></text:p>
      <text:p text:style-name="P23"/>
      <text:p text:style-name="P23"/>
      <text:p text:style-name="P15"><text:span text:style-name="T78">#</text:span><text:span text:style-name="T81">delete</text:span><text:span text:style-name="T78"> note of user </text:span><text:span text:style-name="T79">by using notes id</text:span><text:span text:style-name="T78">..</text:span></text:p>
      <text:p text:style-name="P32"><text:span text:style-name="T1">DELETE</text:span><text:a xlink:type="simple" xlink:href="http://localhost:3000/explorer/#!/Note/Note_findById" text:style-name="Internet_20_link" text:visited-style-name="Visited_20_Internet_20_Link"><text:span text:style-name="T19">/Notes/{id}</text:span></text:a><text:span text:style-name="T1"> : </text:span></text:p>
      <text:p text:style-name="Standard"><text:a xlink:type="simple" xlink:href="http://localhost:3000/explorer/#!/Note/Note_deleteById" text:style-name="Internet_20_link" text:visited-style-name="Visited_20_Internet_20_Link"><text:span text:style-name="T91">http://localhost:3000/explorer/#!/Note/Note_deleteById</text:span></text:a><text:span text:style-name="T12">,</text:span></text:p>
      <text:p text:style-name="P7"/>
      <text:p text:style-name="P7"/>
      <text:p text:style-name="P16"><text:span text:style-name="T78">#</text:span><text:span text:style-name="T82">get</text:span><text:span text:style-name="T78"> note of user </text:span><text:span text:style-name="T79">by using notes id </text:span><text:span text:style-name="T82">as well get data of label</text:span><text:span text:style-name="T78">..</text:span></text:p>
      <text:p text:style-name="P12"><text:a xlink:type="simple" xlink:href="http://localhost:3000/explorer/#!/Note/Note_prototype_get_label" text:style-name="Internet_20_link" text:visited-style-name="Visited_20_Internet_20_Link"><text:span text:style-name="T4">GET</text:span></text:a><text:a xlink:type="simple" xlink:href="http://localhost:3000/explorer/#!/Note/Note_prototype_get_label" text:style-name="Internet_20_link" text:visited-style-name="Visited_20_Internet_20_Link"><text:span text:style-name="T21">/Notes{id}/label</text:span></text:a><text:span text:style-name="T1">:</text:span></text:p>
      <text:p text:style-name="P25">http://localhost:3000/explorer/#!/Note/Note_prototype_get_label</text:p>
      <text:p text:style-name="P8"><text:a xlink:type="simple" xlink:href="http://localhost:3000/explorer/#!/Note/Note_prototype_get_label" text:style-name="Internet_20_link" text:visited-style-name="Visited_20_Internet_20_Link"><text:span text:style-name="T6"/></text:a></text:p>
      <text:p text:style-name="P29"/>
      <text:p text:style-name="P16"><text:span text:style-name="T84">#</text:span><text:span text:style-name="T83">get</text:span><text:span text:style-name="T84"> note of user </text:span><text:span text:style-name="T80">by using notes id </text:span><text:span text:style-name="T83">as well get data of User..</text:span></text:p>
      <text:p text:style-name="P8"><text:a xlink:type="simple" xlink:href="http://localhost:3000/explorer/#!/Note/Note_prototype_get_label" text:style-name="Internet_20_link" text:visited-style-name="Visited_20_Internet_20_Link"><text:span text:style-name="T6">GET</text:span></text:a><text:a xlink:type="simple" xlink:href="http://localhost:3000/explorer/#!/Note/Note_prototype_get_label" text:style-name="Internet_20_link" text:visited-style-name="Visited_20_Internet_20_Link"><text:span text:style-name="T19">/Notes{id}/U</text:span></text:a><text:span text:style-name="T3">ser</text:span><text:span text:style-name="T5">:</text:span></text:p>
      <text:p text:style-name="P13"><text:a xlink:type="simple" xlink:href="http://localhost:3000/explorer/#!/Note/Note_prototype_get_User" text:style-name="Internet_20_link" text:visited-style-name="Visited_20_Internet_20_Link"><text:span text:style-name="T1">http://localhost:3000/explorer/#!/Note/Note_prototype_get_User</text:span></text:a></text:p>
      <text:p text:style-name="P25"/>
      <text:p text:style-name="P25"/>
      <text:p text:style-name="P10"><text:span text:style-name="T6">#</text:span><text:span text:style-name="T8">find</text:span><text:span text:style-name="T6"> note of user </text:span><text:span text:style-name="T7">by using </text:span><text:span text:style-name="T8">filter Example: “Name”: ”siddhesh”</text:span></text:p>
      <text:p text:style-name="P38">GET/Notes/findOne:</text:p>
      <text:p text:style-name="P2"><text:a xlink:type="simple" xlink:href="http://localhost:3000/explorer/#!/Note/Note_findOne" text:style-name="Internet_20_link" text:visited-style-name="Visited_20_Internet_20_Link"><text:span text:style-name="T13">http://localhost:3000/explorer/#!/Note/Note_findOne</text:span></text:a></text:p>
      <text:p text:style-name="P40"/>
      <text:p text:style-name="P40"/>
      <text:p text:style-name="P40"><text:soft-page-break/></text:p>
      <text:p text:style-name="P40"/>
      <text:p text:style-name="P11"><text:span text:style-name="T9">#</text:span><text:span text:style-name="T10">update </text:span><text:span text:style-name="T9"><text:s/>note of user </text:span><text:span text:style-name="T7">by using </text:span><text:span text:style-name="T8">filter Example: “Name”: ”siddhesh”</text:span></text:p>
      <text:p text:style-name="Standard"><text:span text:style-name="T24">POST</text:span><text:a xlink:type="simple" xlink:href="http://localhost:3000/explorer/#!/Note/Note_updateAll" text:style-name="Internet_20_link" text:visited-style-name="Visited_20_Internet_20_Link"><text:span text:style-name="T95">/Notes/update</text:span></text:a><text:span text:style-name="T25">:</text:span></text:p>
      <text:p text:style-name="P2"><text:span text:style-name="T14">http://localhost:3000/explorer/#!/Note/Note_updateAll</text:span><text:span text:style-name="T77"><text:line-break/></text:span></text:p>
      <text:p text:style-name="P42"/>
      <text:p text:style-name="Standard"><text:a xlink:type="simple" xlink:href="http://localhost:3000/explorer/#!/label" text:style-name="Internet_20_link" text:visited-style-name="Visited_20_Internet_20_Link"><text:span text:style-name="T22">label</text:span></text:a><text:span text:style-name="T53"> model:</text:span></text:p>
      <text:p text:style-name="P5"/>
      <text:p text:style-name="P20"><text:span text:style-name="T1">GET/</text:span><text:a xlink:type="simple" xlink:href="http://localhost:3000/explorer/#!/label" text:style-name="Internet_20_link" text:visited-style-name="Visited_20_Internet_20_Link"><text:span text:style-name="T21">label</text:span></text:a><text:span text:style-name="T15"> </text:span><text:span text:style-name="T1">:</text:span></text:p>
      <text:p text:style-name="P20"><text:span text:style-name="T1"><text:s/></text:span><text:a xlink:type="simple" xlink:href="http://localhost:3000/explorer/#!/Note/Note_find" text:style-name="Internet_20_link" text:visited-style-name="Visited_20_Internet_20_Link"><text:span text:style-name="T85">http://localhost:3000/explorer/#!/Note/Note_find</text:span></text:a><text:span text:style-name="T3">,</text:span></text:p>
      <text:p text:style-name="P18"/>
      <text:p text:style-name="P19">#<text:span text:style-name="T98">craete</text:span> all <text:a xlink:type="simple" xlink:href="http://localhost:3000/explorer/#!/label" text:style-name="Internet_20_link" text:visited-style-name="Visited_20_Internet_20_Link"><text:span text:style-name="T58">label</text:span></text:a><text:span text:style-name="T86"> </text:span> of user..</text:p>
      <text:p text:style-name="P33"><text:span text:style-name="T3">POST/</text:span><text:a xlink:type="simple" xlink:href="http://localhost:3000/explorer/#!/label" text:style-name="Internet_20_link" text:visited-style-name="Visited_20_Internet_20_Link"><text:span text:style-name="T19">label</text:span></text:a><text:span text:style-name="T6"> </text:span><text:span text:style-name="T3">:</text:span></text:p>
      <text:p text:style-name="P26">http://localhost:3000/explorer/#!/Note/Note_create,</text:p>
      <text:p text:style-name="P28"/>
      <text:p text:style-name="P30"><text:span text:style-name="T78">#get all </text:span><text:a xlink:type="simple" xlink:href="http://localhost:3000/explorer/#!/label" text:style-name="Internet_20_link" text:visited-style-name="Visited_20_Internet_20_Link"><text:span text:style-name="T59">label</text:span></text:a><text:span text:style-name="T88"> </text:span><text:span text:style-name="T78"> of user </text:span><text:span text:style-name="T79">by using </text:span><text:a xlink:type="simple" xlink:href="http://localhost:3000/explorer/#!/label" text:style-name="Internet_20_link" text:visited-style-name="Visited_20_Internet_20_Link"><text:span text:style-name="T60">label</text:span></text:a><text:span text:style-name="T61">s</text:span><text:span text:style-name="T79"> id</text:span><text:span text:style-name="T78">..</text:span></text:p>
      <text:p text:style-name="Standard"><text:span text:style-name="T2">GET</text:span><text:a xlink:type="simple" xlink:href="http://localhost:3000/explorer/#!/Note/Note_findById" text:style-name="Internet_20_link" text:visited-style-name="Visited_20_Internet_20_Link"><text:span text:style-name="T19">/</text:span></text:a><text:span text:style-name="T85">labels</text:span><text:a xlink:type="simple" xlink:href="http://localhost:3000/explorer/#!/Note/Note_findById" text:style-name="Internet_20_link" text:visited-style-name="Visited_20_Internet_20_Link"><text:span text:style-name="T19">{</text:span></text:a><text:a xlink:type="simple" xlink:href="http://localhost:3000/explorer/#!/Note/Note_findById" text:style-name="Internet_20_link" text:visited-style-name="Visited_20_Internet_20_Link"><text:span text:style-name="T20">i</text:span></text:a><text:a xlink:type="simple" xlink:href="http://localhost:3000/explorer/#!/Note/Note_findById" text:style-name="Internet_20_link" text:visited-style-name="Visited_20_Internet_20_Link"><text:span text:style-name="T19">d}</text:span></text:a><text:span text:style-name="T1">: </text:span></text:p>
      <text:p text:style-name="P35"><text:a xlink:type="simple" xlink:href="http://localhost:3000/explorer/#!/Note/Note_findById" text:style-name="Internet_20_link" text:visited-style-name="Visited_20_Internet_20_Link"><text:span text:style-name="T85">http://localhost:3000/explorer/#!/label/label_findById</text:span></text:a><text:span text:style-name="T12">,</text:span></text:p>
      <text:p text:style-name="P26"/>
      <text:p text:style-name="P31"><text:span text:style-name="T78">#</text:span><text:span text:style-name="T81">delete</text:span><text:span text:style-name="T78"> label of user </text:span><text:span text:style-name="T79">by using labels id</text:span><text:span text:style-name="T78">..</text:span></text:p>
      <text:p text:style-name="P34"><text:span text:style-name="T3">DELETE</text:span><text:a xlink:type="simple" xlink:href="http://localhost:3000/explorer/#!/Note/Note_findById" text:style-name="Internet_20_link" text:visited-style-name="Visited_20_Internet_20_Link"><text:span text:style-name="T19">/</text:span></text:a><text:span text:style-name="T11">labels</text:span><text:a xlink:type="simple" xlink:href="http://localhost:3000/explorer/#!/Note/Note_findById" text:style-name="Internet_20_link" text:visited-style-name="Visited_20_Internet_20_Link"><text:span text:style-name="T19">/{id}</text:span></text:a><text:span text:style-name="T3"> : </text:span></text:p>
      <text:p text:style-name="P44"><text:a xlink:type="simple" xlink:href="http://localhost:3000/explorer/#!/Note/Note_deleteById" text:style-name="Internet_20_link" text:visited-style-name="Visited_20_Internet_20_Link"><text:span text:style-name="T91">http://localhost:3000/explorer/#!/label/label_deleteById</text:span></text:a><text:span text:style-name="T12">,</text:span></text:p>
      <text:p text:style-name="P26"><text:span text:style-name="T78"/></text:p>
      <text:p text:style-name="P26"/>
      <text:p text:style-name="P36"><text:span text:style-name="T6">#</text:span><text:span text:style-name="T8">find</text:span><text:span text:style-name="T6"> label of user </text:span><text:span text:style-name="T7">by using </text:span><text:span text:style-name="T8">filter Example: “Name”: ”siddhesh”</text:span></text:p>
      <text:p text:style-name="P39">GET/labels/findOne:</text:p>
      <text:p text:style-name="P43"><text:a xlink:type="simple" xlink:href="http://localhost:3000/explorer/#!/Note/Note_findOne" text:style-name="Internet_20_link" text:visited-style-name="Visited_20_Internet_20_Link"><text:span text:style-name="T13">http://localhost:3000/explorer/#!/label/label_findOne</text:span></text:a></text:p>
      <text:p text:style-name="P41"/>
      <text:p text:style-name="P41"/>
      <text:p text:style-name="P37"><text:span text:style-name="T9">#</text:span><text:span text:style-name="T10">update </text:span><text:span text:style-name="T9">label of user </text:span><text:span text:style-name="T7">by using </text:span><text:span text:style-name="T8">filter Example: “Name”: ”siddhesh”</text:span></text:p>
      <text:p text:style-name="P43"><text:span text:style-name="T24">POST</text:span><text:a xlink:type="simple" xlink:href="http://localhost:3000/explorer/#!/Note/Note_updateAll" text:style-name="Internet_20_link" text:visited-style-name="Visited_20_Internet_20_Link"><text:span text:style-name="T95">/labels/update</text:span></text:a><text:span text:style-name="T25">:</text:span></text:p>
      <text:p text:style-name="P21"><text:span text:style-name="T14">http://localhost:3000/explorer/#!/label/label_updateAll</text:span><text:span text:style-name="T77"><text:line-break/></text:span></text:p>
      <text:p text:style-name="P21"><text:span text:style-name="T77"/></text:p>
      <text:p text:style-name="P22"><text:span text:style-name="T23"/></text:p>
      <text:p text:style-name="P22"><text:span text:style-name="T23"/></text:p>
      <text:p text:style-name="P22"><text:span text:style-name="T23"/></text:p>
      <text:p text:style-name="P22"><text:soft-page-break/><text:span text:style-name="T23"/></text:p>
      <text:p text:style-name="P22"><text:span text:style-name="T23"/></text:p>
      <text:p text:style-name="P22"><text:span text:style-name="T23">User</text:span><text:span text:style-name="T53"> model:</text:span></text:p>
      <text:p text:style-name="P63"><text:span text:style-name="T91"/></text:p>
      <text:p text:style-name="P63"><text:span text:style-name="T91">#get all user.. </text:span></text:p>
      <text:p text:style-name="P63"><text:span text:style-name="T50">GET/Users: </text:span><text:a xlink:type="simple" xlink:href="http://localhost:3000/explorer/#!/User/User_find" text:style-name="Internet_20_link" text:visited-style-name="Visited_20_Internet_20_Link">http://localhost:3000/explorer/#!/User/User_find</text:a><text:span text:style-name="T40">,</text:span></text:p>
      <text:p text:style-name="P64"><text:span text:style-name="T49"/></text:p>
      <text:p text:style-name="P64"><text:span text:style-name="T49">#create users..</text:span></text:p>
      <text:p text:style-name="P65"><text:span text:style-name="T49">POS</text:span><text:span text:style-name="T50">T/Users: </text:span></text:p>
      <text:p text:style-name="P68"><text:span text:style-name="T46">http://localhost:3000/explorer/#!/User/User_create</text:span><text:span text:style-name="T55"><text:line-break/></text:span></text:p>
      <text:p text:style-name="P62"><text:span text:style-name="T57">#</text:span><text:span text:style-name="T56">update User</text:span></text:p>
      <text:p text:style-name="Standard"><text:span text:style-name="T51">Put</text:span><text:span text:style-name="T50">/Users: </text:span><text:a xlink:type="simple" xlink:href="http://localhost:3000/explorer/#!/User/User_replaceOrCreate_put_Users" text:style-name="Internet_20_link" text:visited-style-name="Visited_20_Internet_20_Link"><text:span text:style-name="T54">http://localhost:3000/explorer/#!/User/User_replaceOrCreate_put_Users</text:span></text:a></text:p>
      <text:p text:style-name="P66"><text:span text:style-name="T41"/></text:p>
      <text:p text:style-name="P60"><text:span text:style-name="T46">#get user by using it id..</text:span></text:p>
      <text:p text:style-name="P45"><text:span text:style-name="T99">G</text:span>ET/Users/{id}:</text:p>
      <text:p text:style-name="P69"><text:span text:style-name="T54">http://localhost:3000/explorer/#!/User/User_findById</text:span></text:p>
      <text:p text:style-name="P65"><text:span text:style-name="T54"/></text:p>
      <text:p text:style-name="P58"><text:span text:style-name="T46">#</text:span><text:span text:style-name="T72">update</text:span><text:span text:style-name="T46"> user by using it id..</text:span></text:p>
      <text:p text:style-name="Standard"><text:span text:style-name="T87">PUT/</text:span><text:a xlink:type="simple" xlink:href="http://localhost:3000/explorer/#!/User/User_replaceById_put_Users_id" text:style-name="Internet_20_link" text:visited-style-name="Visited_20_Internet_20_Link">Users</text:a><text:a xlink:type="simple" xlink:href="http://localhost:3000/explorer/#!/User/User_replaceById_put_Users_id" text:style-name="Internet_20_link" text:visited-style-name="Visited_20_Internet_20_Link"><text:span text:style-name="T86">/{id}</text:span></text:a><text:span text:style-name="T86">:</text:span></text:p>
      <text:p text:style-name="P70"><text:a xlink:type="simple" xlink:href="http://localhost:3000/explorer/#!/User/User_replaceById_put_Users_id" text:style-name="Internet_20_link" text:visited-style-name="Visited_20_Internet_20_Link"><text:span text:style-name="T54">http://localhost:3000/explorer/#!/User/User_replaceById_put_Users_id</text:span></text:a></text:p>
      <text:p text:style-name="P70"><text:span text:style-name="T54"/></text:p>
      <text:p text:style-name="P57"><text:span text:style-name="T46">#</text:span><text:span text:style-name="T71">delete </text:span><text:span text:style-name="T46"><text:s/>user by using it id..</text:span></text:p>
      <text:p text:style-name="Standard"><text:span text:style-name="T62">Delete</text:span><text:a xlink:type="simple" xlink:href="http://localhost:3000/explorer/#!/User/User_deleteById" text:style-name="Internet_20_link" text:visited-style-name="Visited_20_Internet_20_Link"><text:span text:style-name="T95">/Users/{id}</text:span></text:a></text:p>
      <text:p text:style-name="P71"><text:a xlink:type="simple" xlink:href="http://localhost:3000/explorer/#!/User/User_deleteById" text:style-name="Internet_20_link" text:visited-style-name="Visited_20_Internet_20_Link"><text:span text:style-name="T54">http://localhost:3000/explorer/#!/User/User_deleteById</text:span></text:a></text:p>
      <text:p text:style-name="P67"><text:span text:style-name="T30"/></text:p>
      <text:p text:style-name="P59"><text:span text:style-name="T46">#</text:span><text:span text:style-name="T73">change password of user</text:span><text:span text:style-name="T46">..</text:span></text:p>
      <text:p text:style-name="P46"><text:span text:style-name="T31">Post/users/change-password:</text:span></text:p>
      <text:p text:style-name="P47"><text:a xlink:type="simple" xlink:href="http://localhost:3000/explorer/#!/User/User_changePassword" text:style-name="Internet_20_link" text:visited-style-name="Visited_20_Internet_20_Link"><text:span text:style-name="T35">http://localhost:3000/explorer/#!/User/User_changePassword</text:span></text:a></text:p>
      <text:p text:style-name="P47"><text:span text:style-name="T35"/></text:p>
      <text:p text:style-name="P47"><text:span text:style-name="T35"/></text:p>
      <text:p text:style-name="P49"><text:soft-page-break/><text:span text:style-name="T35">#find user </text:span></text:p>
      <text:p text:style-name="P50"><text:span text:style-name="T36">find user </text:span><text:span text:style-name="T37">using its id</text:span></text:p>
      <text:p text:style-name="Standard"><text:a xlink:type="simple" xlink:href="http://localhost:3000/explorer/#!/User/User_findOne" text:style-name="Internet_20_link" text:visited-style-name="Visited_20_Internet_20_Link"><text:span text:style-name="T93">GET</text:span></text:a><text:span text:style-name="T95"> </text:span><text:a xlink:type="simple" xlink:href="http://localhost:3000/explorer/#!/User/User_findOne" text:style-name="Internet_20_link" text:visited-style-name="Visited_20_Internet_20_Link"><text:span text:style-name="T93">/Users/findOn</text:span></text:a><text:span text:style-name="T96">e:</text:span></text:p>
      <text:p text:style-name="P48"><text:span text:style-name="T35">http://localhost:3000/explorer/#!/User/User_findOne</text:span></text:p>
      <text:p text:style-name="P71"><text:span text:style-name="T54"/></text:p>
      <text:p text:style-name="P51"><text:span text:style-name="T48">#</text:span><text:span text:style-name="T47">l</text:span><text:span text:style-name="T44">ogin user with its email and password..</text:span></text:p>
      <text:p text:style-name="P52"><text:span text:style-name="T42">Post</text:span><text:a xlink:type="simple" xlink:href="http://localhost:3000/explorer/#!/User/User_findOne" text:style-name="Internet_20_link" text:visited-style-name="Visited_20_Internet_20_Link"><text:span text:style-name="T41">/Users/</text:span></text:a><text:span text:style-name="T42">login</text:span><text:span text:style-name="T67">:</text:span></text:p>
      <text:p text:style-name="P72"><text:a xlink:type="simple" xlink:href="http://localhost:3000/explorer/#!/User/User_login" text:style-name="Internet_20_link" text:visited-style-name="Visited_20_Internet_20_Link"><text:span text:style-name="T41">http://localhost:3000/explorer/#!/User/User_login</text:span></text:a></text:p>
      <text:p text:style-name="P72"><text:span text:style-name="T54"/></text:p>
      <text:p text:style-name="P51"><text:span text:style-name="T43">#</text:span><text:span text:style-name="T39">logout</text:span><text:span text:style-name="T44"> user here</text:span></text:p>
      <text:p text:style-name="P56"><text:span text:style-name="T52">Post</text:span><text:a xlink:type="simple" xlink:href="http://localhost:3000/explorer/#!/User/User_findOne" text:style-name="Internet_20_link" text:visited-style-name="Visited_20_Internet_20_Link"><text:span text:style-name="T64">/Users/</text:span></text:a><text:span text:style-name="T52">logout</text:span><text:span text:style-name="T65">:</text:span></text:p>
      <text:p text:style-name="P72"><text:a xlink:type="simple" xlink:href="http://localhost:3000/explorer/#!/User/User_logout" text:style-name="Internet_20_link" text:visited-style-name="Visited_20_Internet_20_Link"><text:span text:style-name="T39">http://localhost:3000/explorer/#!/User/User_logout</text:span></text:a></text:p>
      <text:p text:style-name="P72"><text:span text:style-name="T39"/></text:p>
      <text:h text:style-name="P75" text:outline-level="3"><text:span text:style-name="T34">#</text:span><text:span text:style-name="T33">reset-password of user..</text:span></text:h>
      <text:h text:style-name="P75" text:outline-level="3"><text:span text:style-name="T32">Post/users/</text:span><text:span text:style-name="T33">reset-password:</text:span></text:h>
      <text:p text:style-name="P73"><text:a xlink:type="simple" xlink:href="http://localhost:3000/explorer/#!/User/User_setPassword" text:style-name="Internet_20_link" text:visited-style-name="Visited_20_Internet_20_Link"><text:span text:style-name="T39">http://localhost:3000/explorer/#!/User/User_setPassword</text:span></text:a></text:p>
      <text:p text:style-name="P73"><text:span text:style-name="T39"/></text:p>
      <text:p text:style-name="P73"><text:span text:style-name="T39"/></text:p>
      <text:p text:style-name="P61"><text:span text:style-name="T48">#</text:span><text:span text:style-name="T44">User_schema update using where condition</text:span></text:p>
      <text:h text:style-name="P76" text:outline-level="3"><text:span text:style-name="T27">Post/users/</text:span><text:span text:style-name="T29">update</text:span><text:span text:style-name="T28">:</text:span></text:h>
      <text:p text:style-name="P74"><text:span text:style-name="T39">http://localhost:3000/explorer/#!/User/User_updateAll</text:span></text:p>
      <text:p text:style-name="P72"><text:span text:style-name="T54"/></text:p>
      <text:p text:style-name="P72"><text:span text:style-name="T54"/></text:p>
      <text:p text:style-name="P70"><text:span text:style-name="T54"/></text:p>
      <text:p text:style-name="P70"><text:span text:style-name="T54"/></text:p>
      <text:p text:style-name="P70"><text:span text:style-name="T54"/></text:p>
      <text:p text:style-name="P70"><text:span text:style-name="T5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inherit" svg:font-family="inherit"/>
    <style:font-face style:name="Times new roman" svg:font-family="'Times new roman'" style:font-family-generic="roman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1:58:36.857059240</meta:creation-date>
    <dc:date>2018-06-11T14:52:15.597121655</dc:date>
    <meta:editing-duration>PT2H37M40S</meta:editing-duration>
    <meta:editing-cycles>48</meta:editing-cycles>
    <meta:generator>LibreOffice/5.1.6.2$Linux_X86_64 LibreOffice_project/10m0$Build-2</meta:generator>
    <meta:document-statistic meta:table-count="0" meta:image-count="0" meta:object-count="0" meta:page-count="4" meta:paragraph-count="80" meta:word-count="240" meta:character-count="2851" meta:non-whitespace-character-count="2674"/>
  </office:meta>
</office:document-meta>
</file>